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color="#000000"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DefaultParagraphFont" style:family="text">
      <style:text-properties fo:color="#000000" fo:font-size="14pt" style:font-size-asian="14pt" style:font-size-complex="14pt"/>
    </style:style>
    <style:style style:name="T6" style:parent-style-name="DefaultParagraphFont" style:family="text">
      <style:text-properties fo:color="#000000" fo:font-size="14pt" style:font-size-asian="14pt" style:font-size-complex="14pt"/>
    </style:style>
    <style:style style:name="T7" style:parent-style-name="DefaultParagraphFont" style:family="text">
      <style:text-properties fo:color="#000000" fo:font-size="14pt" style:font-size-asian="14pt" style:font-size-complex="14pt"/>
    </style:style>
    <style:style style:name="T8" style:parent-style-name="DefaultParagraphFont" style:family="text">
      <style:text-properties fo:color="#000000"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list-style-name="WWNum1" style:family="paragraph">
      <style:text-properties fo:font-size="14pt" style:font-size-asian="14pt" style:font-size-complex="14pt"/>
    </style:style>
    <style:style style:name="P12" style:parent-style-name="Standard" style:list-style-name="WWNum1" style:family="paragraph">
      <style:text-properties fo:font-size="14pt" style:font-size-asian="14pt" style:font-size-complex="14pt"/>
    </style:style>
    <style:style style:name="P13" style:parent-style-name="Standard" style:list-style-name="WWNum1" style:family="paragraph">
      <style:text-properties fo:font-size="14pt" style:font-size-asian="14pt" style:font-size-complex="14pt"/>
    </style:style>
    <style:style style:name="P14" style:parent-style-name="Standard" style:list-style-name="WWNum1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style:font-name="Times New Roman" fo:font-size="14pt" style:font-size-asian="14pt" style:font-size-complex="14pt"/>
    </style:style>
  </office:automatic-styles>
  <office:body>
    <office:text text:use-soft-page-breaks="true">
      <text:p text:style-name="P1">Сушина Анастасия Дмитриевна ИУ7-22м</text:p>
      <text:p text:style-name="Standard"/>
      <text:p text:style-name="Standard"><text:span text:style-name="T2">Тема ВКР: «</text:span><text:span text:style-name="T3">Метод сокрытия информации в видеофайлах на основе принципа кодирования на «влажной бумаге»».</text:span></text:p>
      <text:p text:style-name="P4"/>
      <text:p text:style-name="Standard"><text:span text:style-name="T5">Цель работы: разработать</text:span><text:span text:style-name="T6"><text:s/>и реализовать</text:span><text:span text:style-name="T7"><text:s/>метод сокрытия информации в видеофайлах на основе принципа<text:s/></text:span><text:span text:style-name="T8">кодирования на «влажной бумаге»</text:span></text:p>
      <text:p text:style-name="P9"/>
      <text:p text:style-name="P10">Задачи:</text:p>
      <text:list text:style-name="WWNum1">
        <text:list-item text:start-value="1">
          <text:p text:style-name="P11">Сделать обзор существующих методов сокрытия информации в видеофайлах и сравнить их характеристики.</text:p>
        </text:list-item>
        <text:list-item>
          <text:p text:style-name="P12">Разработать метод сокрытия информации в видеофайлах с использованием метода кодирования на «влажной бумаге», который<text:s/>ранее не был применен для сокрытия информации в видеофайлах.</text:p>
        </text:list-item>
        <text:list-item>
          <text:p text:style-name="P13">Разработать программное обеспечение, реализующее<text:s/>разработанный метод.</text:p>
        </text:list-item>
        <text:list-item>
          <text:p text:style-name="P14">Оценить характеристики метода и сравнить его с существующими решениями.</text:p>
        </text:list-item>
      </text:list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Normal1" style:display-name="Table Normal1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odyTextChar" style:display-name="Body Text Char" style:family="text" style:parent-style-name="DefaultParagraphFont">
      <style:text-properties fo:font-size="14pt" style:font-size-asian="14pt" style:font-size-complex="14pt"/>
    </style:style>
    <style:style style:name="ListLabel1" style:display-name="ListLabel 1" style:family="text">
      <style:text-properties style:font-name="Times New Roman" style:font-name-asian="Times New Roman"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WW_CharLFO1LVL1" style:family="text">
      <style:text-properties style:font-name="Times New Roman"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астасия</meta:initial-creator>
    <dc:creator>Сушина Анастасия</dc:creator>
    <meta:creation-date>2022-03-10T11:00:00Z</meta:creation-date>
    <dc:date>2022-03-17T09:20:00Z</dc:date>
    <meta:template xlink:href="Normal.dotm" xlink:type="simple"/>
    <meta:editing-cycles>3</meta:editing-cycles>
    <meta:editing-duration>PT180S</meta:editing-duration>
    <meta:document-statistic meta:page-count="1" meta:paragraph-count="1" meta:word-count="104" meta:character-count="700" meta:row-count="4" meta:non-whitespace-character-count="597"/>
  </office:meta>
</office:document-meta>
</file>